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78a" officeooo:paragraph-rsid="0018a78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557ab8" officeooo:paragraph-rsid="00557ab8" style:font-weight-asian="bold" style:font-weight-complex="bold"/>
    </style:style>
    <style:style style:name="P3" style:family="paragraph" style:parent-style-name="Standard">
      <style:text-properties fo:font-weight="bold" officeooo:rsid="02607d3d" officeooo:paragraph-rsid="02607d3d" style:font-weight-asian="bold" style:font-weight-complex="bold"/>
    </style:style>
    <style:style style:name="P4" style:family="paragraph" style:parent-style-name="Standard">
      <style:text-properties fo:font-weight="bold" officeooo:rsid="029d224a" officeooo:paragraph-rsid="02781445" style:font-weight-asian="bold" style:font-weight-complex="bold"/>
    </style:style>
    <style:style style:name="P5" style:family="paragraph" style:parent-style-name="Standard">
      <style:text-properties officeooo:rsid="001e1258" officeooo:paragraph-rsid="001e1258"/>
    </style:style>
    <style:style style:name="P6" style:family="paragraph" style:parent-style-name="Standard">
      <style:text-properties officeooo:rsid="001e1258" officeooo:paragraph-rsid="002eb485"/>
    </style:style>
    <style:style style:name="P7" style:family="paragraph" style:parent-style-name="Standard">
      <style:text-properties officeooo:rsid="00557ab8" officeooo:paragraph-rsid="00557ab8"/>
    </style:style>
    <style:style style:name="P8" style:family="paragraph" style:parent-style-name="Standard">
      <style:text-properties officeooo:rsid="025cef32" officeooo:paragraph-rsid="025cef32"/>
    </style:style>
    <style:style style:name="P9" style:family="paragraph" style:parent-style-name="Standard">
      <style:text-properties officeooo:rsid="025d7192" officeooo:paragraph-rsid="025cef32"/>
    </style:style>
    <style:style style:name="P10" style:family="paragraph" style:parent-style-name="Standard">
      <style:text-properties officeooo:rsid="025d7192" officeooo:paragraph-rsid="025d7192"/>
    </style:style>
    <style:style style:name="P11" style:family="paragraph" style:parent-style-name="Standard">
      <style:text-properties fo:font-weight="normal" officeooo:rsid="02607d3d" officeooo:paragraph-rsid="02607d3d" style:font-weight-asian="normal" style:font-weight-complex="normal"/>
    </style:style>
    <style:style style:name="P12" style:family="paragraph" style:parent-style-name="Standard">
      <style:text-properties fo:font-weight="normal" officeooo:rsid="02607d3d" officeooo:paragraph-rsid="0297b72b" style:font-weight-asian="normal" style:font-weight-complex="normal"/>
    </style:style>
    <style:style style:name="P13" style:family="paragraph" style:parent-style-name="Standard">
      <style:text-properties fo:font-weight="normal" officeooo:rsid="02607d3d" officeooo:paragraph-rsid="02b57a1e" style:font-weight-asian="normal" style:font-weight-complex="normal"/>
    </style:style>
    <style:style style:name="P14" style:family="paragraph" style:parent-style-name="Standard">
      <style:text-properties fo:font-weight="normal" officeooo:rsid="02607d3d" officeooo:paragraph-rsid="02b57eb8" style:font-weight-asian="normal" style:font-weight-complex="normal"/>
    </style:style>
    <style:style style:name="P15" style:family="paragraph" style:parent-style-name="Standard">
      <style:text-properties fo:font-weight="normal" officeooo:rsid="02b0d95b" officeooo:paragraph-rsid="02b0d95b" style:font-weight-asian="normal" style:font-weight-complex="normal"/>
    </style:style>
    <style:style style:name="P16" style:family="paragraph" style:parent-style-name="Standard">
      <style:text-properties fo:font-weight="normal" officeooo:rsid="02b0d95b" officeooo:paragraph-rsid="02607d3d" style:font-weight-asian="normal" style:font-weight-complex="normal"/>
    </style:style>
    <style:style style:name="P17" style:family="paragraph" style:parent-style-name="Standard">
      <style:text-properties fo:font-weight="normal" officeooo:rsid="02b44fc2" officeooo:paragraph-rsid="02b44fc2" style:font-weight-asian="normal" style:font-weight-complex="normal"/>
    </style:style>
    <style:style style:name="P18" style:family="paragraph" style:parent-style-name="Standard">
      <style:text-properties officeooo:rsid="026e1aed" officeooo:paragraph-rsid="026e1aed"/>
    </style:style>
    <style:style style:name="P19" style:family="paragraph" style:parent-style-name="Standard">
      <style:text-properties officeooo:rsid="006a7dc3" officeooo:paragraph-rsid="02781445"/>
    </style:style>
    <style:style style:name="P20" style:family="paragraph" style:parent-style-name="Standard">
      <style:text-properties style:font-name="Arial" fo:font-size="12pt" officeooo:rsid="028074b7" officeooo:paragraph-rsid="028074b7" style:font-size-asian="12pt" style:font-size-complex="12pt"/>
    </style:style>
    <style:style style:name="P21" style:family="paragraph" style:parent-style-name="Standard">
      <style:text-properties style:font-name="Arial" fo:font-size="12pt" officeooo:paragraph-rsid="028b0768" style:font-size-asian="12pt" style:font-size-complex="12pt"/>
    </style:style>
    <style:style style:name="P22" style:family="paragraph" style:parent-style-name="Standard">
      <style:text-properties style:font-name="Arial" fo:font-size="12pt" officeooo:rsid="007d1ee5" officeooo:paragraph-rsid="028f13b8" style:font-size-asian="12pt" style:font-size-complex="12pt"/>
    </style:style>
    <style:style style:name="P23" style:family="paragraph" style:parent-style-name="Standard">
      <style:text-properties style:font-name="Arial" fo:font-size="12pt" officeooo:rsid="0290d5c3" officeooo:paragraph-rsid="0290d5c3" style:font-size-asian="12pt" style:font-size-complex="12pt"/>
    </style:style>
    <style:style style:name="P24" style:family="paragraph" style:parent-style-name="Standard">
      <style:text-properties style:font-name="Arial" fo:font-size="12pt" officeooo:rsid="0290d5c3" officeooo:paragraph-rsid="02940596" style:font-size-asian="12pt" style:font-size-complex="12pt"/>
    </style:style>
    <style:style style:name="P25" style:family="paragraph" style:parent-style-name="Standard">
      <style:text-properties style:font-name="Arial" fo:font-size="12pt" officeooo:rsid="02a0e5a9" officeooo:paragraph-rsid="02a0e5a9" style:font-size-asian="12pt" style:font-size-complex="12pt"/>
    </style:style>
    <style:style style:name="P26" style:family="paragraph" style:parent-style-name="Standard">
      <style:text-properties style:font-name="Arial" fo:font-size="12pt" officeooo:rsid="02a0e5a9" officeooo:paragraph-rsid="02a52697" style:font-size-asian="12pt" style:font-size-complex="12pt"/>
    </style:style>
    <style:style style:name="P27" style:family="paragraph" style:parent-style-name="Standard">
      <style:text-properties style:font-name="Arial" fo:font-size="12pt" officeooo:rsid="02a63e3c" officeooo:paragraph-rsid="02a63e3c" style:font-size-asian="12pt" style:font-size-complex="12pt"/>
    </style:style>
    <style:style style:name="P28" style:family="paragraph" style:parent-style-name="Standard">
      <style:text-properties style:font-name="Arial" fo:font-size="12pt" fo:font-weight="bold" officeooo:rsid="006f28bd" officeooo:paragraph-rsid="02781445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Arial" fo:font-size="12pt" fo:font-weight="bold" officeooo:rsid="027c16a3" officeooo:paragraph-rsid="027c16a3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Arial" fo:font-size="12pt" fo:font-weight="bold" officeooo:rsid="027c99d0" officeooo:paragraph-rsid="027c99d0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Arial" fo:font-size="12pt" fo:font-weight="bold" officeooo:rsid="0287c984" officeooo:paragraph-rsid="028b0768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Arial" fo:font-size="12pt" fo:font-weight="normal" officeooo:rsid="027c99d0" officeooo:paragraph-rsid="027c99d0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Arial" fo:font-size="12pt" fo:font-weight="normal" officeooo:rsid="027c16a3" officeooo:paragraph-rsid="027c16a3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Arial" fo:font-size="12pt" fo:font-weight="normal" officeooo:rsid="029234f7" officeooo:paragraph-rsid="029234f7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Arial" fo:font-size="12pt" fo:font-weight="normal" officeooo:rsid="029234f7" officeooo:paragraph-rsid="02947ac2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Arial" fo:font-size="12pt" fo:font-weight="normal" officeooo:rsid="0292472e" officeooo:paragraph-rsid="0292472e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Arial" fo:font-size="12pt" fo:font-weight="normal" officeooo:rsid="028074b7" officeooo:paragraph-rsid="02a52697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Arial" fo:font-size="12pt" fo:font-weight="normal" officeooo:rsid="02abd0fd" officeooo:paragraph-rsid="02ae11e6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Arial" fo:font-size="12pt" fo:font-weight="normal" officeooo:rsid="02ace580" officeooo:paragraph-rsid="02ace580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Arial" fo:font-size="12pt" fo:font-weight="normal" officeooo:rsid="02ae11e6" officeooo:paragraph-rsid="02ae11e6" style:font-size-asian="12pt" style:font-weight-asian="normal" style:font-size-complex="12pt" style:font-weight-complex="normal"/>
    </style:style>
    <style:style style:name="P41" style:family="paragraph" style:parent-style-name="Standard">
      <style:text-properties officeooo:paragraph-rsid="0297b72b"/>
    </style:style>
    <style:style style:name="P42" style:family="paragraph" style:parent-style-name="Standard">
      <style:text-properties officeooo:paragraph-rsid="029ae024"/>
    </style:style>
    <style:style style:name="P43" style:family="paragraph" style:parent-style-name="Standard">
      <style:text-properties fo:font-size="14pt" fo:font-weight="normal" officeooo:rsid="02607d3d" officeooo:paragraph-rsid="029b2c48" style:font-size-asian="14pt" style:font-weight-asian="normal" style:font-size-complex="14pt" style:font-weight-complex="normal"/>
    </style:style>
    <style:style style:name="P44" style:family="paragraph" style:parent-style-name="Standard">
      <style:text-properties officeooo:paragraph-rsid="029b2c48"/>
    </style:style>
    <style:style style:name="P45" style:family="paragraph" style:parent-style-name="Standard">
      <style:text-properties officeooo:rsid="02a468a4" officeooo:paragraph-rsid="02a468a4"/>
    </style:style>
    <style:style style:name="P46" style:family="paragraph" style:parent-style-name="Text_20_body">
      <style:text-properties fo:font-size="14pt" fo:font-weight="bold" officeooo:rsid="02705cfd" officeooo:paragraph-rsid="02705cfd" style:font-size-asian="14pt" style:font-weight-asian="bold" style:font-size-complex="14pt" style:font-weight-complex="bold"/>
    </style:style>
    <style:style style:name="P47" style:family="paragraph" style:parent-style-name="Text_20_body">
      <style:text-properties fo:font-size="14pt" fo:font-weight="normal" officeooo:rsid="026538fd" officeooo:paragraph-rsid="026538fd" style:font-size-asian="14pt" style:font-weight-asian="normal" style:font-size-complex="14pt" style:font-weight-complex="normal"/>
    </style:style>
    <style:style style:name="P48" style:family="paragraph" style:parent-style-name="Text_20_body">
      <style:text-properties fo:font-size="12pt" officeooo:rsid="0276098a" officeooo:paragraph-rsid="0276098a" style:font-size-asian="12pt" style:font-size-complex="12pt"/>
    </style:style>
    <style:style style:name="P49" style:family="paragraph" style:parent-style-name="Text_20_body">
      <style:text-properties style:font-name="Arial" fo:font-size="12pt" fo:font-weight="normal" officeooo:rsid="0297d109" officeooo:paragraph-rsid="0297d109" style:font-size-asian="12pt" style:font-weight-asian="normal" style:font-size-complex="12pt" style:font-weight-complex="normal"/>
    </style:style>
    <style:style style:name="P50" style:family="paragraph" style:parent-style-name="Text_20_body">
      <style:text-properties style:font-name="Arial" fo:font-size="12pt" fo:font-weight="normal" officeooo:rsid="02a9da98" officeooo:paragraph-rsid="02a9da98" style:font-size-asian="12pt" style:font-weight-asian="normal" style:font-size-complex="12pt" style:font-weight-complex="normal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Text_20_body">
      <style:paragraph-properties fo:break-before="page"/>
      <style:text-properties style:font-name="Arial" fo:font-size="12pt" fo:font-weight="normal" officeooo:rsid="0297d109" officeooo:paragraph-rsid="0297d109" style:font-size-asian="12pt" style:font-weight-asian="normal" style:font-size-complex="12pt" style:font-weight-complex="normal"/>
    </style:style>
    <style:style style:name="P54" style:family="paragraph" style:parent-style-name="Standard" style:master-page-name="Standard">
      <style:paragraph-properties style:page-number="auto"/>
      <style:text-properties officeooo:paragraph-rsid="0297b72b"/>
    </style:style>
    <style:style style:name="P55" style:family="paragraph" style:parent-style-name="Standard">
      <style:text-properties officeooo:paragraph-rsid="029b2c48"/>
    </style:style>
    <style:style style:name="P56" style:family="paragraph" style:parent-style-name="Standard">
      <style:text-properties officeooo:rsid="02bc9d5b" officeooo:paragraph-rsid="02bc9d5b"/>
    </style:style>
    <style:style style:name="P57" style:family="paragraph" style:parent-style-name="Standard">
      <style:text-properties fo:font-size="14pt" fo:font-weight="normal" officeooo:rsid="02bc9d5b" officeooo:paragraph-rsid="029b2c48" style:font-size-asian="14pt" style:font-weight-asian="normal" style:font-size-complex="14pt" style:font-weight-complex="normal"/>
    </style:style>
    <style:style style:name="P58" style:family="paragraph" style:parent-style-name="Heading_20_1">
      <style:text-properties fo:font-weight="bold" officeooo:rsid="02607d3d" officeooo:paragraph-rsid="026538fd" style:font-weight-asian="bold" style:font-weight-complex="bold"/>
    </style:style>
    <style:style style:name="P59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60" style:family="paragraph" style:parent-style-name="Heading_20_1">
      <style:paragraph-properties fo:break-before="page"/>
      <style:text-properties fo:font-weight="bold" officeooo:rsid="02607d3d" officeooo:paragraph-rsid="02705cfd" style:font-weight-asian="bold" style:font-weight-complex="bold"/>
    </style:style>
    <style:style style:name="P61" style:family="paragraph" style:parent-style-name="Heading_20_2">
      <style:text-properties fo:font-size="12pt" style:font-size-asian="12pt" style:font-size-complex="12pt"/>
    </style:style>
    <style:style style:name="P62" style:family="paragraph" style:parent-style-name="Heading_20_2">
      <style:text-properties fo:font-size="12pt" officeooo:rsid="0276098a" officeooo:paragraph-rsid="0276098a" style:font-size-asian="12pt" style:font-size-complex="12pt"/>
    </style:style>
    <style:style style:name="P63" style:family="paragraph" style:parent-style-name="Heading_20_2">
      <style:text-properties fo:font-size="12pt" officeooo:rsid="025d7192" officeooo:paragraph-rsid="025d7192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26538fd" style:font-size-asian="14pt" style:font-size-complex="14pt"/>
    </style:style>
    <style:style style:name="T3" style:family="text">
      <style:text-properties fo:font-size="14pt" officeooo:rsid="02705cfd" style:font-size-asian="14pt" style:font-size-complex="14pt"/>
    </style:style>
    <style:style style:name="T4" style:family="text">
      <style:text-properties fo:font-size="14pt" officeooo:rsid="027063ea" style:font-size-asian="14pt" style:font-size-complex="14pt"/>
    </style:style>
    <style:style style:name="T5" style:family="text">
      <style:text-properties officeooo:rsid="025e70af"/>
    </style:style>
    <style:style style:name="T6" style:family="text">
      <style:text-properties officeooo:rsid="02705cfd"/>
    </style:style>
    <style:style style:name="T7" style:family="text">
      <style:text-properties officeooo:rsid="0276db2c"/>
    </style:style>
    <style:style style:name="T8" style:family="text">
      <style:text-properties officeooo:rsid="027aa414"/>
    </style:style>
    <style:style style:name="T9" style:family="text">
      <style:text-properties officeooo:rsid="028251da"/>
    </style:style>
    <style:style style:name="T10" style:family="text">
      <style:text-properties fo:font-weight="normal" officeooo:rsid="0287c984" style:font-weight-asian="normal" style:font-weight-complex="normal"/>
    </style:style>
    <style:style style:name="T11" style:family="text">
      <style:text-properties fo:font-weight="normal" officeooo:rsid="028aec9d" style:font-weight-asian="normal" style:font-weight-complex="normal"/>
    </style:style>
    <style:style style:name="T12" style:family="text">
      <style:text-properties officeooo:rsid="02ae11e6"/>
    </style:style>
    <style:style style:name="T13" style:family="text">
      <style:text-properties officeooo:rsid="02affe21"/>
    </style:style>
    <style:style style:name="T14" style:family="text">
      <style:text-properties officeooo:rsid="02b57a1e"/>
    </style:style>
    <style:style style:name="T15" style:family="text">
      <style:text-properties officeooo:rsid="02b81a28"/>
    </style:style>
    <style:style style:name="T16" style:family="text">
      <style:text-properties officeooo:rsid="02b92f5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2">GERÊNCIA DE CONFIGURAÇÃO</text:p>
      <text:p text:style-name="P7"/>
      <text:p text:style-name="P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52"><text:a xlink:type="simple" xlink:href="#__RefHeading___Toc106_1324565011" text:style-name="Index_20_Link" text:visited-style-name="Index_20_Link">1. Introdução<text:tab/>2</text:a></text:p>
          <text:p text:style-name="P51"><text:a xlink:type="simple" xlink:href="#__RefHeading___Toc309_382204269" text:style-name="Index_20_Link" text:visited-style-name="Index_20_Link">1.0 Considerações gerais<text:tab/>2</text:a></text:p>
          <text:p text:style-name="P51"><text:a xlink:type="simple" xlink:href="#__RefHeading___Toc108_1324565011" text:style-name="Index_20_Link" text:visited-style-name="Index_20_Link">1.1 Contexto<text:tab/>2</text:a></text:p>
          <text:p text:style-name="P51"><text:a xlink:type="simple" xlink:href="#__RefHeading___Toc229_248742432" text:style-name="Index_20_Link" text:visited-style-name="Index_20_Link">1.2 Arquitetura<text:tab/>2</text:a></text:p>
          <text:p text:style-name="P51"><text:a xlink:type="simple" xlink:href="#__RefHeading___Toc231_248742432" text:style-name="Index_20_Link" text:visited-style-name="Index_20_Link">1.3 Infraestrutura<text:tab/>2</text:a></text:p>
          <text:p text:style-name="P51"><text:a xlink:type="simple" xlink:href="#__RefHeading___Toc311_382204269" text:style-name="Index_20_Link" text:visited-style-name="Index_20_Link">1.4 Tarefas<text:tab/>2</text:a></text:p>
          <text:p text:style-name="P52"><text:a xlink:type="simple" xlink:href="#__RefHeading___Toc313_382204269" text:style-name="Index_20_Link" text:visited-style-name="Index_20_Link">2. Execução manual<text:tab/>4</text:a></text:p>
          <text:p text:style-name="P52"><text:a xlink:type="simple" xlink:href="#__RefHeading___Toc233_248742432" text:style-name="Index_20_Link" text:visited-style-name="Index_20_Link">3. Git<text:tab/>5</text:a></text:p>
        </text:index-body>
      </text:table-of-content>
      <text:p text:style-name="P1"/>
      <text:p text:style-name="P1"/>
      <text:p text:style-name="P1"/>
      <text:p text:style-name="P1"/>
      <text:h text:style-name="P59" text:outline-level="1"><text:bookmark-start text:name="__RefHeading___Toc106_1324565011"/>1. Introdução<text:bookmark-end text:name="__RefHeading___Toc106_1324565011"/></text:h>
      <text:h text:style-name="P62" text:outline-level="2"><text:bookmark-start text:name="__RefHeading___Toc309_382204269"/>1.0 <text:span text:style-name="T7">Considerações gerais</text:span><text:bookmark-end text:name="__RefHeading___Toc309_382204269"/></text:h>
      <text:p text:style-name="P48">Propósito:</text:p>
      <text:p text:style-name="P48">Prover uma visão sistêmica e prática da gerência de configuração.</text:p>
      <text:h text:style-name="P61" text:outline-level="2"><text:bookmark-start text:name="__RefHeading___Toc108_1324565011"/>1.1 Contexto<text:bookmark-end text:name="__RefHeading___Toc108_1324565011"/></text:h>
      <text:p text:style-name="P1"/>
      <text:p text:style-name="P8">A vinícola Concha Y Oro...</text:p>
      <text:p text:style-name="P9"/>
      <text:h text:style-name="P63" text:outline-level="2"><text:bookmark-start text:name="__RefHeading___Toc229_248742432"/>1.2 <text:s/>Arquitetura<text:bookmark-end text:name="__RefHeading___Toc229_248742432"/></text:h>
      <text:p text:style-name="P10">Backend Java/JPA</text:p>
      <text:p text:style-name="P18">REST</text:p>
      <text:p text:style-name="P10">Frontend: Angular</text:p>
      <text:p text:style-name="P10">Tomcat + Mysql</text:p>
      <text:p text:style-name="P10"/>
      <text:h text:style-name="P63" text:outline-level="2"><text:bookmark-start text:name="__RefHeading___Toc231_248742432"/>1.3 <text:s/>Infraestrutura<text:bookmark-end text:name="__RefHeading___Toc231_248742432"/></text:h>
      <text:p text:style-name="P10"/>
      <text:p text:style-name="P10"><text:span text:style-name="T5">D</text:span>ocker</text:p>
      <text:p text:style-name="P6"/>
      <text:p text:style-name="P5"/>
      <text:h text:style-name="P61" text:outline-level="2"><text:bookmark-start text:name="__RefHeading___Toc311_382204269"/>1.4 Tarefas<text:bookmark-end text:name="__RefHeading___Toc311_382204269"/></text:h>
      <text:p text:style-name="P3"/>
      <text:p text:style-name="P11">- Implantação: publicar v1 em produção</text:p>
      <text:p text:style-name="P11">- Evolução: fazer mudança e publicar v2 em produção</text:p>
      <text:p text:style-name="P11">- Defeito: </text:p>
      <text:p text:style-name="P11">- Novo cliente:</text:p>
      <text:p text:style-name="P16"/>
      <text:p text:style-name="P17">configurar maven para dependências internas e externas</text:p>
      <text:p text:style-name="P17">refatorar projeto - retirando dependências</text:p>
      <text:p text:style-name="P17">configurações de rede</text:p>
      <text:p text:style-name="P17">criar dependência de código-fonte e pedir para trocar para binário.</text:p>
      <text:p text:style-name="P17">separar componentes.</text:p>
      <text:p text:style-name="P17">criar ambientes diferentes (desenvolvimento, testes...)</text:p>
      <text:p text:style-name="P16"/>
      <text:p text:style-name="P15">Projeto com 7 (x) erros de GCO:</text:p>
      <text:p text:style-name="P15">- binários incluídos (jars.)</text:p>
      <text:p text:style-name="P15">- configurações de servidores incluídos</text:p>
      <text:p text:style-name="P15">- erros de qualidade (sonar)</text:p>
      <text:p text:style-name="P15">- testes de unidade falhos</text:p>
      <text:p text:style-name="P15">- testes funcionais falhos</text:p>
      <text:p text:style-name="P15">- testes de desempenho falhos</text:p>
      <text:p text:style-name="P15"/>
      <text:p text:style-name="P11">Ocorrências "na minha máquina funciona":</text:p>
      <text:p text:style-name="P11">- versões diferentes</text:p>
      <text:p text:style-name="P11"><text:soft-page-break/>- problema de biblioteca</text:p>
      <text:p text:style-name="P11">- problema em configuração de ambiente</text:p>
      <text:p text:style-name="P11">- problema de banco</text:p>
      <text:p text:style-name="P11"/>
      <text:p text:style-name="P11">V0:</text:p>
      <text:p text:style-name="P11">- processo manual (sem ferramentas)</text:p>
      <text:p text:style-name="P11">- bibliotecas juntas do código-fonte</text:p>
      <text:p text:style-name="P11">- sem gerência de configuração de banco</text:p>
      <text:p text:style-name="P11">- configurações juntas do código-fonte</text:p>
      <text:p text:style-name="P11">- sem repositório + sem identificação de versão</text:p>
      <text:p text:style-name="P11"/>
      <text:p text:style-name="P11">Incrementos</text:p>
      <text:p text:style-name="P11">v1- tudo manual</text:p>
      <text:p text:style-name="P13">v2- git</text:p>
      <text:p text:style-name="P13"><text:span text:style-name="T14">v3-</text:span> maven</text:p>
      <text:p text:style-name="P13">v4- Jenkins</text:p>
      <text:p text:style-name="P11">v<text:span text:style-name="T14">5</text:span>- Nexus</text:p>
      <text:p text:style-name="P11">v<text:span text:style-name="T15">6</text:span>- versionamento banco</text:p>
      <text:p text:style-name="P11">v<text:span text:style-name="T16">7</text:span>- versionamento de configurações</text:p>
      <text:p text:style-name="P14">V<text:span text:style-name="T16">8</text:span>- Sonar</text:p>
      <text:p text:style-name="P14">v<text:span text:style-name="T16">9</text:span>- testes de unidade</text:p>
      <text:p text:style-name="P14">v<text:span text:style-name="T16">10</text:span>- testes de integração</text:p>
      <text:p text:style-name="P11"/>
      <text:p text:style-name="P11"/>
      <text:p text:style-name="P54">Eventos do projeto:</text:p>
      <text:p text:style-name="P41">- Implantação de versão inicial.</text:p>
      <text:p text:style-name="P41">- Manutenção evolutiva.</text:p>
      <text:p text:style-name="P41">- Necessidade de publicação da versão original durante o desenvolvimento da mudança.</text:p>
      <text:p text:style-name="P41">- Correção de defeito durante o desenvolvimento da manutenção evolutiva.</text:p>
      <text:p text:style-name="P41">- Solicitação de mudança do cliente durante a manutenção evolutiva.</text:p>
      <text:p text:style-name="P41"/>
      <text:p text:style-name="P41">Contexto:</text:p>
      <text:p text:style-name="P41">- inexistência de ferramentas para gerência de configuração.</text:p>
      <text:p text:style-name="P41">- processo de trabalho manual.</text:p>
      <text:p text:style-name="P41">- bibliotecas juntas do código-fonte.</text:p>
      <text:p text:style-name="P41">- configurações juntas do código-fonte.</text:p>
      <text:p text:style-name="P41">- banco de dados separado do código-fonte.</text:p>
      <text:p text:style-name="P41"/>
      <text:p text:style-name="P45">Marcos:</text:p>
      <text:p text:style-name="P45">- Implantação: publicar v1 em produção a partir do workspace.</text:p>
      <text:p text:style-name="P45">- Mudança: fazer mudança e publicar v2 em produção.</text:p>
      <text:p text:style-name="P45">- Defeito.</text:p>
      <text:p text:style-name="P45">- Evolução: novo cliente etc.</text:p>
      <text:p text:style-name="P45"/>
      <text:p text:style-name="P41">Incrementos:</text:p>
      <text:p text:style-name="P41">I1- Processo manual.</text:p>
      <text:p text:style-name="P41">I2- Git.</text:p>
      <text:p text:style-name="P41">I3- Maven.</text:p>
      <text:p text:style-name="P41">I4- Nexus.</text:p>
      <text:p text:style-name="P41">I5- Jenkins.</text:p>
      <text:p text:style-name="P41">I6- Testes de unidade.</text:p>
      <text:p text:style-name="P41">I7- Sonar.</text:p>
      <text:p text:style-name="P41">I8- Testes de integração.</text:p>
      <text:p text:style-name="P41">I9- Versionamento banco.</text:p>
      <text:p text:style-name="P41">I10-Versionamento de configurações.</text:p>
      <text:p text:style-name="P42"/>
      <text:p text:style-name="P42"/>
      <text:p text:style-name="P12"/>
      <text:h text:style-name="P60" text:outline-level="1"><text:bookmark-start text:name="__RefHeading___Toc313_382204269"/><text:span text:style-name="T2">2. </text:span><text:span text:style-name="T3">Execução manual</text:span><text:bookmark-end text:name="__RefHeading___Toc313_382204269"/></text:h>
      <text:p text:style-name="P46"/>
      <text:p text:style-name="P44">1. Realizar o build publicação manual da versão 1.0.</text:p>
      <text:p text:style-name="P44"/>
      <text:p text:style-name="P44">2. Realizar mudança, conforme solicitado.</text:p>
      <text:p text:style-name="P44"/>
      <text:p text:style-name="P44">3. Atualizar publicação.</text:p>
      <text:p text:style-name="P44"/>
      <text:p text:style-name="P44">4. Analisar o processo desenvolvido, incluindo tarefas realizadas e tecnologias envolvidas.</text:p>
      <text:p text:style-name="P44"/>
      <text:p text:style-name="P44">5. Analisar dificuldades encontradas e potenciais problemas.</text:p>
      <text:p text:style-name="P44"/>
      <text:p text:style-name="P44"/>
      <text:p text:style-name="P56">Publicação da build manual e diretamente do workspace.</text:p>
      <text:p text:style-name="P44"/>
      <text:p text:style-name="P44">1. Discutir o conceito de gerência de configuração e como pode ser aplicado no projeto.</text:p>
      <text:p text:style-name="P44"/>
      <text:p text:style-name="P44">2. Discutir conceito de item de configuração e como pode ser aplicado no projeto.</text:p>
      <text:p text:style-name="P44"/>
      <text:p text:style-name="P43">3. Analisar artefatos do projeto e categorizar, conforme conceituação.</text:p>
      <text:p text:style-name="P57"/>
      <text:p text:style-name="P4">Comandos utilizados</text:p>
      <text:p text:style-name="P19"/>
      <text:p text:style-name="P25">Obter o projeto a partir da página do projeto <text:a xlink:type="simple" xlink:href="https://github.com/valuedriven/curso-gco" text:style-name="Internet_20_link" text:visited-style-name="Visited_20_Internet_20_Link">https://github.com/valuedriven/curso-gco</text:a>.</text:p>
      <text:p text:style-name="P25"/>
      <text:p text:style-name="P25">Acessar comando "Clone or download".</text:p>
      <text:p text:style-name="P20"/>
      <text:p text:style-name="P20"><text:span text:style-name="T9">$ c</text:span>d curso-gco</text:p>
      <text:p text:style-name="P28"/>
      <text:p text:style-name="P33"><text:span text:style-name="T8">$ </text:span>docker-compose up -d</text:p>
      <text:p text:style-name="P29"/>
      <text:p text:style-name="P32"><text:span text:style-name="T6">$ </text:span>docker-compose ps</text:p>
      <text:p text:style-name="P30"/>
      <text:p text:style-name="P21"><text:span text:style-name="T10">$ </text:span><text:span text:style-name="T11">docker-compose exec mysql mysql -u root -psecret mysql &lt; banco/conchayorodb.sql</text:span></text:p>
      <text:p text:style-name="P31"/>
      <text:p text:style-name="P22">$ mkdir conchayoro/src/main/webapp/WEB-INF/classes</text:p>
      <text:p text:style-name="P22"/>
      <text:p text:style-name="P22">$ mkdir conchayoro/src/main/webapp/WEB-INF/lib</text:p>
      <text:p text:style-name="P22"/>
      <text:p text:style-name="P22">$ mkdir conchayoro/src/main/webapp/WEB-INF/classes/META-INF</text:p>
      <text:p text:style-name="P22"/>
      <text:p text:style-name="P24">$ docker run --rm -v "$PWD":/app -w /app java javac -verbose -cp 'lib/*' <text:s/>-d 'conchayoro/src/main/webapp/WEB-INF/classes' <text:s/>conchayoro/src/main/java/br/com/conchayoro/entity/Produto.java <text:soft-page-break/>conchayoro/src/main/java/br/com/conchayoro/persistence/ProdutoDao.java <text:s/>conchayoro/src/main/java/br/com/conchayoro/service/ProdutoService.java</text:p>
      <text:p text:style-name="P23"/>
      <text:p text:style-name="P35">$ <text:span text:style-name="T6">docker run --rm -v "$PWD":/app -w /app java jar cvf ambiente/webapps/conchayoro.war -C conchayoro/src/main/webapp .</text:span></text:p>
      <text:p text:style-name="P34"/>
      <text:p text:style-name="P36"><text:span text:style-name="T6">(</text:span>observação: o ponto ao final faz parte do comando)</text:p>
      <text:p text:style-name="P49"/>
      <text:p text:style-name="P49">Alterar arquivo produto.html, trocando texto "Incluir produto" para "Gerenciar produto".</text:p>
      <text:p text:style-name="P49">Repetir procedimento de compilação de código-fonte e publicação.</text:p>
      <text:p text:style-name="P49">Acessar novamente a aplicação.</text:p>
      <text:p text:style-name="P50">Analisar o impacto de um pedido para retornar o texto para “Incluir produto”. Quais as implicações?</text:p>
      <text:p text:style-name="P49"/>
      <text:p text:style-name="P53"/>
      <text:h text:style-name="P58" text:outline-level="1"><text:bookmark-start text:name="__RefHeading___Toc233_248742432"/><text:span text:style-name="T4">3</text:span><text:span text:style-name="T1">. </text:span><text:span text:style-name="T2">Git</text:span><text:bookmark-end text:name="__RefHeading___Toc233_248742432"/></text:h>
      <text:p text:style-name="P47"/>
      <text:p text:style-name="P26">Obter o projeto a partir da página do projeto <text:a xlink:type="simple" xlink:href="https://github.com/valuedriven/curso-gco" text:style-name="Internet_20_link" text:visited-style-name="Visited_20_Internet_20_Link">https://github.com/valuedriven/curso-gco</text:a>.</text:p>
      <text:p text:style-name="P26"/>
      <text:p text:style-name="P27">Versão 0.0.1.</text:p>
      <text:p text:style-name="P27"/>
      <text:p text:style-name="P26">Acessar comando "Clone or download".</text:p>
      <text:p text:style-name="P37"/>
      <text:p text:style-name="P37"/>
      <text:p text:style-name="P39">Tag…</text:p>
      <text:p text:style-name="P39"/>
      <text:p text:style-name="P38">Mudança <text:span text:style-name="T12">conchayoro/src/main/webapp/index.html</text:span></text:p>
      <text:p text:style-name="P38"/>
      <text:p text:style-name="P40">Alterar para “<text:span text:style-name="T13">Controlar...”</text:span>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0:21:16.676241416</meta:creation-date>
    <dc:date>2018-02-22T11:21:50.593157865</dc:date>
    <meta:editing-duration>P1DT8H3M49S</meta:editing-duration>
    <meta:editing-cycles>600</meta:editing-cycles>
    <meta:generator>LibreOffice/5.1.6.2$Linux_X86_64 LibreOffice_project/10m0$Build-2</meta:generator>
    <meta:document-statistic meta:table-count="0" meta:image-count="0" meta:object-count="0" meta:page-count="7" meta:paragraph-count="125" meta:word-count="604" meta:character-count="4377" meta:non-whitespace-character-count="3894"/>
  </office:meta>
</office:document-meta>
</file>